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A000001248D03A1D130D217DB.jpg" manifest:media-type="image/jpeg"/>
  <manifest:file-entry manifest:full-path="Pictures/1000000000000358000001BAE001E0F80F76A49E.pdf" manifest:media-type="application/pdf"/>
  <manifest:file-entry manifest:full-path="Pictures/10000000000006A8000006A8955891DCC368CE29.jpg" manifest:media-type="image/jpeg"/>
  <manifest:file-entry manifest:full-path="Pictures/1000000000000358000001BA4FE01C4907A72C62.png" manifest:media-type="image/png"/>
  <manifest:file-entry manifest:full-path="Pictures/1000000000000140000000E7D259593F6E05B6DF.jpg" manifest:media-type="image/jpeg"/>
  <manifest:file-entry manifest:full-path="Pictures/10000000000002E2000001F60271950F0FD3A3EA.png" manifest:media-type="image/png"/>
  <manifest:file-entry manifest:full-path="Pictures/10000000000007230000053320FC1E8DF00F4E2F.jpg" manifest:media-type="image/jpeg"/>
  <manifest:file-entry manifest:full-path="Pictures/10000201000001300000007637494C5563DCABF9.png" manifest:media-type="image/png"/>
  <manifest:file-entry manifest:full-path="Pictures/10000000000004B7000002C60E3B78F459D91D03.png" manifest:media-type="image/png"/>
  <manifest:file-entry manifest:full-path="Pictures/100002010000039D0000021AC81EBDAE79F941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ickup-Ionen mit Ulysse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 text:c="2"/></text:p>
          </draw:text-box>
        </draw:frame>
        <draw:frame draw:style-name="gr1" draw:text-style-name="P2" draw:layer="layout" svg:width="5.278cm" svg:height="3.81cm" svg:x="1.072cm" svg:y="8.636cm">
          <draw:image xlink:href="Pictures/1000000000000140000000E7D259593F6E05B6DF.jpg" xlink:type="simple" xlink:show="embed" xlink:actuate="onLoad">
            <text:p/>
          </draw:image>
        </draw:frame>
        <draw:frame draw:style-name="gr1" draw:text-style-name="P2" draw:layer="layout" svg:width="4.064cm" svg:height="4.064cm" svg:x="1.778cm" svg:y="4.318cm">
          <draw:image xlink:href="Pictures/10000000000006A8000006A8955891DCC368CE29.jpg" xlink:type="simple" xlink:show="embed" xlink:actuate="onLoad">
            <text:p/>
          </draw:image>
        </draw:frame>
        <draw:frame draw:style-name="gr1" draw:text-style-name="P2" draw:layer="layout" svg:width="16.256cm" svg:height="11.057cm" svg:x="8.382cm" svg:y="3.421cm">
          <draw:image xlink:href="Pictures/10000000000002E2000001F60271950F0FD3A3E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ickup-Ionen mit Ulysses</text:p>
          </draw:text-box>
        </draw:frame>
        <draw:frame draw:style-name="gr1" draw:text-style-name="P2" draw:layer="layout" svg:width="18.1cm" svg:height="10.647cm" svg:x="4.572cm" svg:y="3.323cm">
          <draw:image xlink:href="Pictures/10000000000004B7000002C60E3B78F459D91D0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ickup-Ionen mit Ulysses</text:p>
          </draw:text-box>
        </draw:frame>
        <draw:frame draw:style-name="gr1" draw:text-style-name="P2" draw:layer="layout" svg:width="18.39cm" svg:height="10.643cm" svg:x="4.47cm" svg:y="3.404cm">
          <draw:image xlink:href="Pictures/100002010000039D0000021AC81EBDAE79F94136.png" xlink:type="simple" xlink:show="embed" xlink:actuate="onLoad">
            <text:p/>
          </draw:image>
        </draw:frame>
        <draw:frame draw:style-name="gr3" draw:text-style-name="P2" draw:layer="layout" svg:width="4.922cm" svg:height="1.91cm" svg:x="19.304cm" svg:y="11.938cm">
          <draw:image xlink:href="Pictures/10000201000001300000007637494C5563DCABF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ickup-Ionen mit Ulysses</text:p>
          </draw:text-box>
        </draw:frame>
        <draw:frame draw:style-name="gr1" draw:text-style-name="P2" draw:layer="layout" svg:width="14.766cm" svg:height="7.625cm" svg:x="1.998cm" svg:y="4.821cm">
          <draw:image xlink:href="Pictures/1000000000000358000001BAE001E0F80F76A49E.pdf" xlink:type="simple" xlink:show="embed" xlink:actuate="onLoad">
            <text:p/>
          </draw:image>
          <draw:image xlink:href="Pictures/1000000000000358000001BA4FE01C4907A72C62.png" xlink:type="simple" xlink:show="embed" xlink:actuate="onLoad"/>
        </draw:frame>
        <draw:frame draw:style-name="gr1" draw:text-style-name="P2" draw:layer="layout" svg:width="6.762cm" svg:height="4.926cm" svg:x="18.638cm" svg:y="9.244cm">
          <draw:image xlink:href="Pictures/10000000000007230000053320FC1E8DF00F4E2F.jpg" xlink:type="simple" xlink:show="embed" xlink:actuate="onLoad">
            <text:p/>
          </draw:image>
        </draw:frame>
        <draw:frame draw:style-name="gr4" draw:text-style-name="P2" draw:layer="layout" svg:width="6.604cm" svg:height="4.703cm" svg:x="18.657cm" svg:y="3.157cm">
          <draw:image xlink:href="Pictures/100000000000019A000001248D03A1D130D217DB.jpg" xlink:type="simple" xlink:show="embed" xlink:actuate="onLoad">
            <text:p/>
          </draw:image>
        </draw:frame>
        <draw:frame draw:style-name="gr5" draw:text-style-name="P4" draw:layer="layout" svg:width="4.071cm" svg:height="0.683cm" svg:x="19.804cm" svg:y="7.928cm">
          <draw:text-box>
            <text:p text:style-name="P3"><text:span text:style-name="T1">Ulysses Spacecraft</text:span></text:p>
          </draw:text-box>
        </draw:frame>
        <draw:frame draw:style-name="gr5" draw:text-style-name="P4" draw:layer="layout" svg:width="3.901cm" svg:height="0.683cm" svg:x="19.758cm" svg:y="14.457cm">
          <draw:text-box>
            <text:p text:style-name="P3"><text:span text:style-name="T1">Instrument SWIC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0T18:20:36.223450940</meta:creation-date>
    <dc:date>2021-06-10T21:25:07.186265231</dc:date>
    <meta:editing-duration>PT49M15S</meta:editing-duration>
    <meta:editing-cycles>3</meta:editing-cycles>
    <meta:generator>LibreOffice/6.0.7.3$Linux_X86_64 LibreOffice_project/00m0$Build-3</meta:generator>
    <meta:document-statistic meta:object-count="45"/>
  </office:meta>
</office:document-meta>
</file>